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B b</text:p>
      <text:section text:style-name="Sect_letData" text:name="Sect_letData">
        <text:p text:style-name="entry_letData_dicBody"><text:span text:style-name="headword_entry_letData_dicBody">=B</text:span><text:span text:style-name="pronunciation_pronunciations_entry_letData_dicBody">b</text:span><text:span text:style-name="partofspeech_.en_grammaticalinfo_sense_senses_entry_letData_dicBody">int</text:span><text:span text:style-name="xitem_.en_definition_.en_sense_senses_entry_letData_dicBody">question marker added to consonant final words</text:span><text:span text:style-name="xitem_.tpi_definition_.en_sense_senses_entry_letData_dicBody">dispela i makim askim</text:span><text:span text:style-name="example_xitem_examples_sense_senses_entry_letData_dicBody">Ġëyam-a?</text:span><text:span text:style-name="translation_.en_translations_xitem_examples_sense_senses_entry_letData_dicBody">Have you come?</text:span><text:span text:style-name="example_xitem_examples_sense_senses_entry_letData_dicBody">Maḳ ġelë Abraham-a?</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23T16:01:18</meta:creation-date>
    <dc:creator>Yesu</dc:creator>
    <dc:date>2011-02-23T16:01:18</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 Google\pathway\Test\PsExport\TestFiles\Output\T10\PartFile2"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